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e2" draw:textarea-horizontal-align="justify" draw:textarea-vertical-align="middle" draw:auto-grow-height="false" fo:min-height="2.65cm" fo:min-width="4.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ffffe2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3cm" svg:height="2.9cm" svg:x="8cm" svg:y="1.4cm">
          <text:p text:style-name="P1">Tena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cm" svg:height="2.9cm" svg:x="1.6cm" svg:y="8.3cm"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cm" svg:height="2.9cm" svg:x="14cm" svg:y="8.3cm">
          <text:p text:style-name="P1">Credential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8cm" svg:y1="4.3cm" svg:x2="16.9cm" svg:y2="8.3cm">
          <text:p/>
        </draw:line>
        <draw:line draw:style-name="gr2" draw:text-style-name="P3" draw:layer="layout" svg:x1="4.4cm" svg:y1="8.3cm" svg:x2="10.7cm" svg:y2="4.3cm">
          <text:p/>
        </draw:line>
        <draw:line draw:style-name="gr2" draw:text-style-name="P3" draw:layer="layout" svg:x1="6.9cm" svg:y1="9.7cm" svg:x2="13.9cm" svg:y2="9.7cm">
          <text:p/>
        </draw:line>
        <draw:frame draw:style-name="gr3" draw:text-style-name="P5" draw:layer="layout" svg:width="0.853cm" svg:height="1.062cm" svg:x="7.9cm" svg:y="4.7cm">
          <draw:text-box>
            <text:p text:style-name="P4">1</text:p>
          </draw:text-box>
        </draw:frame>
        <draw:frame draw:style-name="gr4" draw:text-style-name="P5" draw:layer="layout" svg:width="2.094cm" svg:height="0.962cm" svg:x="16.906cm" svg:y="7.1cm">
          <draw:text-box>
            <text:p text:style-name="P4">0 . . n</text:p>
          </draw:text-box>
        </draw:frame>
        <draw:frame draw:style-name="gr5" draw:text-style-name="P5" draw:layer="layout" svg:width="0.853cm" svg:height="0.962cm" svg:x="13.247cm" svg:y="4.8cm">
          <draw:text-box>
            <text:p text:style-name="P4">1</text:p>
          </draw:text-box>
        </draw:frame>
        <draw:frame draw:style-name="gr4" draw:text-style-name="P5" draw:layer="layout" svg:width="2.094cm" svg:height="0.962cm" svg:x="2.206cm" svg:y="7.038cm">
          <draw:text-box>
            <text:p text:style-name="P4">0 . . n</text:p>
          </draw:text-box>
        </draw:frame>
        <draw:frame draw:style-name="gr4" draw:text-style-name="P5" draw:layer="layout" svg:width="2.094cm" svg:height="0.962cm" svg:x="11.6cm" svg:y="8.5cm">
          <draw:text-box>
            <text:p text:style-name="P4">0 . . n</text:p>
          </draw:text-box>
        </draw:frame>
        <draw:frame draw:style-name="gr3" draw:text-style-name="P5" draw:layer="layout" svg:width="0.853cm" svg:height="1.062cm" svg:x="7.247cm" svg:y="8.4cm">
          <draw:text-box>
            <text:p text:style-name="P4"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15:33:32.426695370</meta:creation-date>
    <dc:date>2018-04-03T15:53:58.854200080</dc:date>
    <meta:editing-duration>PT10M16S</meta:editing-duration>
    <meta:editing-cycles>2</meta:editing-cycles>
    <meta:generator>LibreOffice/5.1.6.2$Linux_X86_64 LibreOffice_project/10m0$Build-2</meta:generator>
    <meta:document-statistic meta:object-count="12"/>
  </office:meta>
</office:document-meta>
</file>